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d1dc0" officeooo:paragraph-rsid="000d1dc0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officeooo:rsid="000d1dc0" officeooo:paragraph-rsid="000d1dc0" style:font-size-asian="12pt" style:font-size-complex="12pt"/>
    </style:style>
    <style:style style:name="P3" style:family="paragraph" style:parent-style-name="Standard">
      <style:text-properties fo:font-size="12pt" officeooo:rsid="00120c23" officeooo:paragraph-rsid="00120c23" style:font-size-asian="12pt" style:font-size-complex="12pt"/>
    </style:style>
    <style:style style:name="P4" style:family="paragraph" style:parent-style-name="Standard">
      <style:text-properties fo:font-size="12pt" officeooo:rsid="00131004" officeooo:paragraph-rsid="00131004" style:font-size-asian="12pt" style:font-size-complex="12pt"/>
    </style:style>
    <style:style style:name="P5" style:family="paragraph" style:parent-style-name="Standard">
      <style:text-properties fo:font-size="12pt" fo:font-weight="bold" officeooo:rsid="000d1dc0" officeooo:paragraph-rsid="000d1dc0" style:font-size-asian="12pt" style:font-weight-asian="bold" style:font-size-complex="12pt" style:font-weight-complex="bold"/>
    </style:style>
    <style:style style:name="T1" style:family="text">
      <style:text-properties officeooo:rsid="000f17d4"/>
    </style:style>
    <style:style style:name="T2" style:family="text">
      <style:text-properties officeooo:rsid="00120c23"/>
    </style:style>
    <style:style style:name="T3" style:family="text">
      <style:text-properties officeooo:rsid="00131004"/>
    </style:style>
    <style:style style:name="T4" style:family="text">
      <style:text-properties officeooo:rsid="0013ce59"/>
    </style:style>
    <style:style style:name="T5" style:family="text">
      <style:text-properties officeooo:rsid="0014b6ef"/>
    </style:style>
    <style:style style:name="T6" style:family="text">
      <style:text-properties officeooo:rsid="0018f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1</text:p>
      <text:p text:style-name="P5">加快编译速度</text:p>
      <text:p text:style-name="P2"><text:tab/>make指令编译速度可能比较慢，因为它总是单线程来顺序地编译所有文件。可以在make指令后面加上-jx（x是一个数字），来使用x个CPU进行编译。我的电脑是八核的，就可以使用-j8来加快编译速度，例如：</text:p>
      <text:p text:style-name="P2">make ARCH=native run mainargs=mario -j8</text:p>
      <text:p text:style-name="P2"><text:tab/>至于如何查询系统<text:span text:style-name="T1">CPU，可以使用：lscpu</text:span></text:p>
      <text:p text:style-name="P2"><text:tab/>可以在命令前加上time，显示编译时间，例如</text:p>
      <text:p text:style-name="P2">time make ARCH=native run mainargs=mario -j<text:span text:style-name="T1">8</text:span></text:p>
      <text:p text:style-name="P2"/>
      <text:p text:style-name="P2">必做题<text:span text:style-name="T2">1</text:span></text:p>
      <text:p text:style-name="P3">计算1+2+3+...+100这个“程序”，实际上是产生了一段指令去指挥CPU执行这个“程序”。这段指令产生后以一串<text:span text:style-name="T3">01序列的形式保存在存储器中，激励CPU运转。其是一个“取指令-&gt;CPU指令译码、PC改变-&gt;CPU进行运算-&gt;存储返回值-&gt;再取指令”周而复始的过程。直到达到循环条件，退出或者进入死循环。通过重复读取一条又一条01序列组成的机器指令，CPU里的组件各司其职，最终计算出1+2+...+100的结果。</text:span></text:p>
      <text:p text:style-name="P3"/>
      <text:p text:style-name="P3">必做题<text:span text:style-name="T3">2</text:span></text:p>
      <text:p text:style-name="P4">...→ (4,1,1)→ (<text:span text:style-name="T6">2</text:span>,<text:span text:style-name="T4">1</text:span>,<text:span text:style-name="T4">2</text:span>)→ (<text:span text:style-name="T6">3</text:span>,3,2)→<text:span text:style-name="T4"> (</text:span><text:span text:style-name="T6">4</text:span><text:span text:style-name="T4">,3,</text:span><text:span text:style-name="T6">2</text:span><text:span text:style-name="T4">)→ (2,3,3)→(3,6,3)→(4,6,3)→</text:span><text:span text:style-name="T6"> </text:span><text:span text:style-name="T4"><text:s/>...→ (</text:span><text:span text:style-name="T6">2</text:span><text:span text:style-name="T4">,4851,9</text:span><text:span text:style-name="T5">9</text:span><text:span text:style-name="T4">)→</text:span><text:span text:style-name="T5"> (</text:span><text:span text:style-name="T6">3</text:span><text:span text:style-name="T5">,4940,99)→ (</text:span><text:span text:style-name="T6">4</text:span><text:span text:style-name="T5">,4940,</text:span><text:span text:style-name="T6">99</text:span><text:span text:style-name="T5">)→ (</text:span><text:span text:style-name="T6">2</text:span><text:span text:style-name="T5">,</text:span><text:span text:style-name="T6">49</text:span><text:span text:style-name="T5">40,100)→ (3,5040,100)→ (4,5040,100)→(5,5040,100)→</text:span><text:span text:style-name="T6"> (5,5040,100)→ </text:span><text:span text:style-name="T5"><text:s/>…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04:48.111266870</meta:creation-date>
    <dc:date>2022-09-20T09:08:35.592899783</dc:date>
    <meta:editing-duration>PT24M12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332" meta:character-count="638" meta:non-whitespace-character-count="610"/>
  </office:meta>
</office:document-meta>
</file>